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tServletServerHttpRequest.getBod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questPartServletServerHttpRequest.determineChar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PartServletServerHttpRequest.retrieveServletP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tServletServerHttpRequest.RequestPartServletServerHttpRequest( HttpServletRequest request , String requestPar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artServletServerHttpRequest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